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Times New Roman" style:text-underline-style="none" fo:font-weight="normal" officeooo:rsid="005aa146" officeooo:paragraph-rsid="005aa146" style:font-weight-asian="normal" style:font-weight-complex="normal"/>
    </style:style>
    <style:style style:name="P2" style:family="paragraph" style:parent-style-name="Standard" style:list-style-name="L3">
      <style:paragraph-properties fo:text-align="start" style:justify-single-word="false"/>
      <style:text-properties style:text-position="0% 100%" style:font-name="Times New Roman" style:text-underline-style="none" fo:font-weight="normal" officeooo:rsid="005ab8b4" officeooo:paragraph-rsid="005ab8b4" style:font-weight-asian="normal" style:font-weight-complex="normal"/>
    </style:style>
    <style:style style:name="P3" style:family="paragraph" style:parent-style-name="Standard">
      <style:paragraph-properties fo:text-align="start" style:justify-single-word="false"/>
      <style:text-properties style:text-position="0% 100%" style:font-name="Times New Roman" style:text-underline-style="none" fo:font-weight="normal" officeooo:rsid="005ab8b4" officeooo:paragraph-rsid="005ab8b4" style:font-weight-asian="normal" style:font-weight-complex="normal"/>
    </style:style>
    <style:style style:name="P4" style:family="paragraph" style:parent-style-name="Standard">
      <style:paragraph-properties fo:text-align="start" style:justify-single-word="false"/>
      <style:text-properties style:text-position="0% 100%" style:font-name="Times New Roman" style:text-underline-style="none" fo:font-weight="normal" officeooo:rsid="005cdab9" officeooo:paragraph-rsid="005cdab9" style:font-weight-asian="normal" style:font-weight-complex="normal"/>
    </style:style>
    <style:style style:name="P5" style:family="paragraph" style:parent-style-name="Standard">
      <style:paragraph-properties fo:text-align="start" style:justify-single-word="false"/>
      <style:text-properties style:text-position="0% 100%" style:font-name="Times New Roman" style:text-underline-style="none" fo:font-weight="normal" officeooo:rsid="005ed4be" officeooo:paragraph-rsid="005ed4be" style:font-weight-asian="normal" style:font-weight-complex="normal"/>
    </style:style>
    <style:style style:name="P6" style:family="paragraph" style:parent-style-name="Standard">
      <style:paragraph-properties fo:text-align="start" style:justify-single-word="false"/>
      <style:text-properties style:text-position="0% 100%" style:font-name="Times New Roman" style:text-underline-style="none" fo:font-weight="normal" officeooo:rsid="00620890" officeooo:paragraph-rsid="00620890" style:font-weight-asian="normal" style:font-weight-complex="normal"/>
    </style:style>
    <style:style style:name="P7" style:family="paragraph" style:parent-style-name="Standard">
      <style:paragraph-properties fo:text-align="start" style:justify-single-word="false"/>
      <style:text-properties style:text-position="0% 100%" style:font-name="Times New Roman" style:text-underline-style="none" fo:font-weight="normal" officeooo:rsid="0062c6c8" officeooo:paragraph-rsid="0062c6c8" style:font-weight-asian="normal" style:font-weight-complex="normal"/>
    </style:style>
    <style:style style:name="P8" style:family="paragraph" style:parent-style-name="Standard">
      <style:paragraph-properties fo:text-align="start" style:justify-single-word="false"/>
      <style:text-properties style:text-position="0% 100%" style:font-name="Times New Roman" style:text-underline-style="none" fo:font-weight="normal" officeooo:rsid="00652c6c" officeooo:paragraph-rsid="00652c6c" style:font-weight-asian="normal" style:font-weight-complex="normal"/>
    </style:style>
    <style:style style:name="P9" style:family="paragraph" style:parent-style-name="Standard">
      <style:paragraph-properties fo:text-align="center" style:justify-single-word="false"/>
      <style:text-properties style:text-position="0% 100%" style:font-name="Times New Roman" style:text-underline-style="solid" style:text-underline-width="auto" style:text-underline-color="font-color" fo:font-weight="bold" officeooo:rsid="005aa146" officeooo:paragraph-rsid="005aa146" style:font-weight-asian="bold" style:font-weight-complex="bold"/>
    </style:style>
    <style:style style:name="P10" style:family="paragraph" style:parent-style-name="Standard">
      <style:paragraph-properties fo:text-align="start" style:justify-single-word="false"/>
      <style:text-properties style:text-position="0% 100%" style:font-name="Times New Roman" style:text-underline-style="solid" style:text-underline-width="auto" style:text-underline-color="font-color" fo:font-weight="bold" officeooo:rsid="005cdab9" officeooo:paragraph-rsid="005cdab9" style:font-weight-asian="bold" style:font-weight-complex="bold"/>
    </style:style>
    <style:style style:name="P11" style:family="paragraph" style:parent-style-name="Standard">
      <style:paragraph-properties fo:text-align="start" style:justify-single-word="false"/>
      <style:text-properties style:text-position="0% 100%" style:font-name="Times New Roman" style:text-underline-style="solid" style:text-underline-width="auto" style:text-underline-color="font-color" fo:font-weight="bold" officeooo:rsid="005ed4be" officeooo:paragraph-rsid="005ed4be" style:font-weight-asian="bold" style:font-weight-complex="bold"/>
    </style:style>
    <style:style style:name="P12" style:family="paragraph" style:parent-style-name="Standard">
      <style:paragraph-properties fo:text-align="start" style:justify-single-word="false"/>
      <style:text-properties style:text-position="0% 100%" style:font-name="Times New Roman" style:text-underline-style="solid" style:text-underline-width="auto" style:text-underline-color="font-color" fo:font-weight="bold" officeooo:rsid="0062c6c8" officeooo:paragraph-rsid="0062c6c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ermolecular Forces</text:p>
      <text:p text:style-name="P1"/>
      <text:p text:style-name="P1">There are 3 types of intermolecular force:</text:p>
      <text:list xml:id="list4163634147" text:style-name="L3">
        <text:list-item>
          <text:p text:style-name="P2">Hydrogen bond (Strongest)</text:p>
        </text:list-item>
        <text:list-item>
          <text:p text:style-name="P2">Permanent dipole-dipole</text:p>
        </text:list-item>
        <text:list-item>
          <text:p text:style-name="P2">Induced dipole-dipole / London Force (Weakest)</text:p>
        </text:list-item>
      </text:list>
      <text:p text:style-name="P3"/>
      <text:p text:style-name="P10">Permanent Dipole-Dipole</text:p>
      <text:p text:style-name="P4"/>
      <text:p text:style-name="P4">This is when two or more permanent dipoles attract because of opposite charges.</text:p>
      <text:p text:style-name="P4"/>
      <text:p text:style-name="P4">It is also when a permanent dipole causes the electrons in another molecule to move, causing the other molecule to become polar, because the negative electrons in the molecule attract to the positive side of the permanent dipole, causing the other side of the molecule to become positive.</text:p>
      <text:p text:style-name="P4"/>
      <text:p text:style-name="P11">Induced Dipole-Dipole / London Forces</text:p>
      <text:p text:style-name="P5"/>
      <text:p text:style-name="P5">This is where an atom randomly becomes polar, because the electrons are all moving randomly.</text:p>
      <text:p text:style-name="P5">At some point, the electrons arrange themselves to make one side of the atom negative, and the other positive, purely by chance.</text:p>
      <text:p text:style-name="P5">This can cause other atoms to become dipolar, as the second molecule's electrons are attracted to the first's positive side, causing the second atom to become polar in the same way as the first.</text:p>
      <text:p text:style-name="P5"/>
      <text:p text:style-name="P6">As the number of protons and electrons increases, so does the strength of the force.</text:p>
      <text:p text:style-name="P6"/>
      <text:p text:style-name="P12">Hydrogen Bonding</text:p>
      <text:p text:style-name="P7"/>
      <text:p text:style-name="P7">This is where there is a bond between molecules that contain O, N or F bonds with the H part of NH, OH or F.</text:p>
      <text:p text:style-name="P7"/>
      <text:p text:style-name="P8">Hydrogen bonding is strongest as it has properties of dative covalent bonds and of dipole-dipole interactions. It is still 10x weaker than a covalent bond, thoug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45M47S</meta:editing-duration>
    <meta:editing-cycles>74</meta:editing-cycles>
    <meta:generator>LibreOffice/7.0.3.1$Linux_X86_64 LibreOffice_project/00$Build-1</meta:generator>
    <dc:date>2020-11-22T13:45:46.772951571</dc:date>
    <meta:document-statistic meta:table-count="0" meta:image-count="0" meta:object-count="0" meta:page-count="1" meta:paragraph-count="16" meta:word-count="230" meta:character-count="1372" meta:non-whitespace-character-count="1161"/>
    <meta:user-defined meta:name="Info 1"/>
    <meta:user-defined meta:name="Info 2"/>
    <meta:user-defined meta:name="Info 3"/>
    <meta:user-defined meta:name="Info 4"/>
  </office:meta>
</office:document-meta>
</file>